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2af" officeooo:paragraph-rsid="0016f2af"/>
    </style:style>
    <style:style style:name="P2" style:family="paragraph" style:parent-style-name="Standard">
      <style:paragraph-properties fo:text-align="center" style:justify-single-word="false"/>
      <style:text-properties fo:font-size="18pt" officeooo:rsid="0016f2af" officeooo:paragraph-rsid="0016f2af" style:font-size-asian="18pt" style:font-size-complex="18pt"/>
    </style:style>
    <style:style style:name="P3" style:family="paragraph" style:parent-style-name="Standard">
      <style:text-properties officeooo:rsid="001236a1" officeooo:paragraph-rsid="001236a1"/>
    </style:style>
    <style:style style:name="P4" style:family="paragraph" style:parent-style-name="Standard">
      <style:paragraph-properties fo:text-align="center" style:justify-single-word="false"/>
      <style:text-properties fo:font-size="18pt" officeooo:rsid="00156e02" officeooo:paragraph-rsid="00156e02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156e02" officeooo:paragraph-rsid="00156e02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f074"/>
    </style:style>
    <style:style style:name="T3" style:family="text">
      <style:text-properties officeooo:rsid="00156e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ando Ambientes Virtuais com Pyenv:</text:p>
      <text:p text:style-name="P1"/>
      <text:p text:style-name="P1"><text:span text:style-name="T1">pyenv virtualenv 3.9.2</text:span> Nome_Do_Ambiente</text:p>
      <text:p text:style-name="P1"/>
      <text:p text:style-name="P1"/>
      <text:p text:style-name="P1">#programa <text:span text:style-name="T2">+</text:span> comando_deste Versão_Do_Python <text:span text:style-name="T2">+</text:span> Nome_Do_Ambiente</text:p>
      <text:p text:style-name="P1"/>
      <text:p text:style-name="P4">Apagando Virtuaenv:</text:p>
      <text:p text:style-name="P5"/>
      <text:p text:style-name="P1">pyenv uninstall <text:span text:style-name="T3">Nome_Do_Ambiente</text:span> </text:p>
      <text:p text:style-name="P1"/>
      <text:p text:style-name="P3">FONTE:</text:p>
      <text:p text:style-name="P3"/>
      <text:p text:style-name="P3"><text:a xlink:type="simple" xlink:href="https://towardsdatascience.com/python-how-to-create-a-clean-learning-environment-with-pyenv-pyenv-virtualenv-pipx-ed17fbd9b790" text:style-name="Internet_20_link" text:visited-style-name="Visited_20_Internet_20_Link">https://towardsdatascience.com/python-how-to-create-a-clean-learning-environment-with-pyenv-pyenv-virtualenv-pipx-ed17fbd9b790</text:a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9T15:55:10.984981439</meta:creation-date>
    <dc:date>2021-12-03T12:55:31.850738042</dc:date>
    <meta:editing-duration>PT37M35S</meta:editing-duration>
    <meta:editing-cycles>5</meta:editing-cycles>
    <meta:generator>LibreOffice/7.2.2.2$Linux_X86_64 LibreOffice_project/02b2acce88a210515b4a5bb2e46cbfb63fe97d56</meta:generator>
    <meta:document-statistic meta:table-count="0" meta:image-count="0" meta:object-count="0" meta:page-count="1" meta:paragraph-count="7" meta:word-count="22" meta:character-count="321" meta:non-whitespace-character-count="305"/>
  </office:meta>
</office:document-meta>
</file>